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Horizontal_20_Line">
      <style:text-properties fo:font-style="italic" style:font-style-asian="italic" style:font-style-complex="italic"/>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color="#3f7f5f" style:font-name="Monospace" fo:font-size="10pt" style:font-name-asian="Monospace" style:font-size-asian="10pt" style:font-name-complex="Monospace" style:font-size-complex="10pt"/>
    </style:style>
    <style:style style:name="P6" style:family="paragraph" style:parent-style-name="Text_20_body">
      <style:paragraph-properties style:border-line-width-bottom="0.0008in 0.0138in 0.0008in" fo:padding="0.0291in" fo:border-left="none" fo:border-right="none" fo:border-top="none" fo:border-bottom="0.0154in double #000000" style:join-border="false"/>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text-properties fo:font-style="italic" style:font-style-asian="italic" style:font-style-complex="italic"/>
    </style:style>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Text_20_body" style:list-style-name="L8">
      <style:text-properties fo:font-style="italic" style:font-style-asian="italic" style:font-style-complex="italic"/>
    </style:style>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5">
      <style:text-properties fo:font-weight="normal" style:font-weight-asian="normal" style:font-weight-complex="normal"/>
    </style:style>
    <style:style style:name="P45" style:family="paragraph" style:parent-style-name="Text_20_body" style:list-style-name="L35">
      <style:text-properties fo:font-weight="bold" style:font-weight-asian="bold" style:font-weight-complex="bold"/>
    </style:style>
    <style:style style:name="P46" style:family="paragraph" style:parent-style-name="Text_20_body" style:list-style-name="L35">
      <style:paragraph-properties fo:margin-left="0in" fo:margin-right="0in" fo:text-indent="0in" style:auto-text-indent="false"/>
      <style:text-properties fo:font-weight="bold" style:font-weight-asian="bold" style:font-weight-complex="bold"/>
    </style:style>
    <style:style style:name="P47" style:family="paragraph" style:parent-style-name="Text_20_body" style:list-style-name="L35">
      <style:paragraph-properties fo:margin-left="0in" fo:margin-right="0in" fo:text-indent="0in" style:auto-text-indent="false"/>
      <style:text-properties fo:font-weight="normal" style:font-weight-asian="normal" style:font-weight-complex="normal"/>
    </style:style>
    <style:style style:name="P48" style:family="paragraph" style:parent-style-name="Text_20_body" style:list-style-name="L26">
      <style:paragraph-properties style:border-line-width-bottom="0.0008in 0.0138in 0.0008in" fo:padding="0.0291in" fo:border-left="none" fo:border-right="none" fo:border-top="none" fo:border-bottom="0.0154in double #000000" style:join-border="fals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5" style:family="text">
      <style:text-properties fo:color="#7f0055" fo:font-weight="bold" style:font-weight-asian="bold" style:font-weight-complex="bold"/>
    </style:style>
    <style:style style:name="T6" style:family="text">
      <style:text-properties fo:color="#0000c0" fo:font-style="italic" style:font-style-asian="italic" style:font-style-complex="italic"/>
    </style:style>
    <style:style style:name="T7" style:family="text">
      <style:text-properties fo:color="#2a00ff"/>
    </style:style>
    <style:style style:name="T8" style:family="text">
      <style:text-properties style:text-underline-style="none"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new likelihood structure:</text:p>
      <text:p text:style-name="Standard"/>
      <text:p text:style-name="Standard">From the given tree, we create a shadow tree, which reproduces the given tree but has space for extra information. The shadow tree has two main object types, nodes (class UNode) and edges (class Connection.) The nodes and edges hold partial likelihood calculations for all patterns on the subtree under them. They remember where they were last attached and what edge length parameter they had, so when next called, they can avoid recalculation if nothing has changed. (Everything is doubly linked: Connections point to the two Unodes at each end, nodes point to the 3 or 1 Connection they have.)</text:p>
      <text:p text:style-name="Standard"/>
      <text:p text:style-name="Standard">It seems that the tree must be binary. Possibly we can constrain some edges to be length zero and construct polytomies like that – not yet determined. </text:p>
      <text:h text:style-name="Heading_20_1" text:outline-level="1">Basic Structure</text:h>
      <text:p text:style-name="Standard">First, I'm going to describe the structure as it is when complete, glossing over how it gets built, and the bits intimately concerned with the calculations.</text:p>
      <text:p text:style-name="P5"/>
      <text:p text:style-name="Standard">The top level object is an UnrootedMLSearcher. An UnrootedMLSearcher has:</text:p>
      <text:list xml:id="list246492917" text:style-name="L1">
        <text:list-item>
          <text:p text:style-name="P9">a tree, via the Connection (edge) to the 'root'. ()</text:p>
        </text:list-item>
        <text:list-item>
          <text:p text:style-name="P9">An array of all the Connections in the tree</text:p>
        </text:list-item>
        <text:list-item>
          <text:p text:style-name="P9">An array of all the UNodes in the tree</text:p>
        </text:list-item>
        <text:list-item>
          <text:p text:style-name="P9">A model</text:p>
        </text:list-item>
        <text:list-item>
          <text:p text:style-name="P9">A random number generator</text:p>
        </text:list-item>
        <text:list-item>
          <text:p text:style-name="P9">a ConstructionTool (described later in 'construction phase' section)</text:p>
        </text:list-item>
        <text:list-item>
          <text:p text:style-name="P9">an Optimisation Handler (described later in 'calculation phase' section.)</text:p>
        </text:list-item>
        <text:list-item>
          <text:p text:style-name="P9">A calculator factory (described later in </text:p>
        </text:list-item>
      </text:list>
      <text:p text:style-name="Standard">Important public methods:</text:p>
      <text:list xml:id="list1036551947" text:style-name="L2">
        <text:list-item>
          <text:p text:style-name="P10">calculateLogLikelihood (interface Markable)</text:p>
        </text:list-item>
        <text:list-item>
          <text:p text:style-name="P10">simpleOptimiseLikelihood (interface Markable, optimises edge lengths)</text:p>
        </text:list-item>
        <text:list-item>
          <text:p text:style-name="P10">buildPALTree (interface Markable: reextracts the tree?, useful after tree search?)</text:p>
        </text:list-item>
      </text:list>
      <text:p text:style-name="Standard">I haven't figured out how to do other than branch length optimisations.</text:p>
      <text:p text:style-name="Standard"/>
      <text:p text:style-name="Standard">A Connection has:</text:p>
      <text:list xml:id="list1901689881" text:style-name="L3">
        <text:list-item>
          <text:p text:style-name="P11">branch length</text:p>
        </text:list-item>
        <text:list-item>
          <text:p text:style-name="P11">PatternInfo object (? records patterns in the subtree?)</text:p>
        </text:list-item>
        <text:list-item>
          <text:p text:style-name="P11">Flag on whether pattern info is up to date</text:p>
        </text:list-item>
        <text:list-item>
          <text:p text:style-name="P11">index (unique among Connections in this tree)</text:p>
        </text:list-item>
        <text:list-item>
          <text:p text:style-name="P11">Left and right nodes (i.e. The two ends. Generally 'right' is towards the root, except for the root connection, where it is arbitrary.)</text:p>
        </text:list-item>
        <text:list-item>
          <text:p text:style-name="P11">'mark' versions of branch length, two nodes.</text:p>
        </text:list-item>
        <text:list-item>
          <text:p text:style-name="P11">(optional annotation)</text:p>
          <text:p text:style-name="P11"/>
        </text:list-item>
      </text:list>
      <text:p text:style-name="Standard"/>
      <text:p text:style-name="Standard">A node (object UNode) is either an internal node or a leaf node.</text:p>
      <text:p text:style-name="Standard">An internal node has:</text:p>
      <text:list xml:id="list2109420327" text:style-name="L4">
        <text:list-item>
          <text:p text:style-name="P12">Pointers to three connections (parent, two children)</text:p>
        </text:list-item>
        <text:list-item>
          <text:p text:style-name="P12">An index (unique among nodes in this tree)</text:p>
        </text:list-item>
        <text:list-item>
          <text:p text:style-name="P12">An array of three PatternInfos (NOT the same objects as PatternInfos on the three Connections – use not yet determined)</text:p>
        </text:list-item>
        <text:list-item>
          <text:p text:style-name="P12"><text:soft-page-break/>Flags for topology change (why two flags?)</text:p>
        </text:list-item>
        <text:list-item>
          <text:p text:style-name="P12">'mark' version of connections</text:p>
        </text:list-item>
        <text:list-item>
          <text:p text:style-name="P12">A calculator (described in calculation phase section.)</text:p>
        </text:list-item>
        <text:list-item>
          <text:p text:style-name="P12">(optional annotation)</text:p>
        </text:list-item>
      </text:list>
      <text:list xml:id="list2036749092" text:continue-list="list1901689881" text:style-name="L3">
        <text:list-item text:start-value="1">
          <text:p text:style-name="P11">static LEFT_LOOKUP and RIGHT_LOOKUP arrays. For tree traversal: if we come in from connection number 0, we go out by LEFT_LOOKUP[0] and RIGHT_LOOKUP[0] etc.</text:p>
        </text:list-item>
      </text:list>
      <text:p text:style-name="Standard"/>
      <text:p text:style-name="Standard">A leaf node has</text:p>
      <text:list xml:id="list720444716" text:style-name="L5">
        <text:list-item>
          <text:p text:style-name="P13">ID (taxon name)</text:p>
        </text:list-item>
        <text:list-item>
          <text:p text:style-name="P13">An index</text:p>
        </text:list-item>
        <text:list-item>
          <text:p text:style-name="P13">Pointer to parent connection</text:p>
        </text:list-item>
        <text:list-item>
          <text:p text:style-name="P13">'mark' of pointer to parent.</text:p>
        </text:list-item>
        <text:list-item>
          <text:p text:style-name="P13">PatternInfo</text:p>
        </text:list-item>
        <text:list-item>
          <text:p text:style-name="P13">sequence</text:p>
        </text:list-item>
        <text:list-item>
          <text:p text:style-name="P13">A leaf calculator</text:p>
        </text:list-item>
        <text:list-item>
          <text:p text:style-name="P13">(optional annotation)</text:p>
        </text:list-item>
      </text:list>
      <text:p text:style-name="Standard"/>
      <text:p text:style-name="Standard">A PatternInfo object has</text:p>
      <text:list xml:id="list1329801791" text:style-name="L6">
        <text:list-item>
          <text:p text:style-name="P14">number of patterns</text:p>
        </text:list-item>
        <text:list-item>
          <text:p text:style-name="P14">patternLookup: For each pattern, what two subpatterns (from the children) does it consist of? (For internal (i.e.) nodes. For leaf nodes, allocate only half the space, as we have one 'child' (the sequence) instead of two. The constructor has a boolean flag for this.)</text:p>
        </text:list-item>
        <text:list-item>
          <text:p text:style-name="P14">PatternWeights: for each pattern, how often did it occur?</text:p>
        </text:list-item>
        <text:list-item>
          <text:p text:style-name="P14">SitePatternMatchup: for each site, which pattern does it display?</text:p>
          <text:p text:style-name="P14"/>
        </text:list-item>
      </text:list>
      <text:p text:style-name="P4">MOVE TO LATER:</text:p>
      <text:p text:style-name="P4">An LHCalculator (interface) holds partial probabilities etc: the numbers which need to be crunched. Different versions can be provided for optimisation: four state or not, etc. Different data are required for leaves or internal nodes, so there are subinterfaces for those two cases.</text:p>
      <text:p text:style-name="P4">Allegedly interface pal.eval.LHCalculator.External is stateless, and its method get passed all the input and output matricies. Interface ....LHCalculator.Internal stores numbers.</text:p>
      <text:p text:style-name="P4"/>
      <text:p text:style-name="P4">In my simple test case, the internal nodes have for their calculator the class: </text:p>
      <text:p text:style-name="P4">class pal.eval.SimpleModelFastFourStateLHCalculator implements LHCalculator</text:p>
      <text:p text:style-name="P4">subclass</text:p>
      <text:p text:style-name="P4">static final class InternalImpl implements Internal</text:p>
      <text:p text:style-name="P4">but it does seem to store state:</text:p>
      <text:list xml:id="list289391479" text:style-name="L7">
        <text:list-item>
          <text:p text:style-name="P15">a ConditionalProbabilityStore</text:p>
        </text:list-item>
        <text:list-item>
          <text:p text:style-name="P15">double[][] transitionProbabilityStore</text:p>
        </text:list-item>
        <text:list-item>
          <text:p text:style-name="P15">last distance</text:p>
        </text:list-item>
      </text:list>
      <text:p text:style-name="P1"/>
      <text:p text:style-name="P2">Classes used during the construction phase:</text:p>
      <text:p text:style-name="P2">An UnrootedMLSearcher also has</text:p>
      <text:list xml:id="list476189825" text:style-name="L8">
        <text:list-item>
          <text:p text:style-name="P29"/>
        </text:list-item>
      </text:list>
      <text:p text:style-name="P2"/>
      <text:h text:style-name="Heading_20_1" text:outline-level="1"><text:soft-page-break/>The Construction Phase:</text:h>
      <text:p text:style-name="Standard">This phase is run by the UnrootedMLSearcher constructor.</text:p>
      <text:p text:style-name="Standard">Some of the constructors allow you to specify a LHCalculator.Factory, but the rest use SimpleModelFastFourStateLHCalculator$SimpleFactory. This is all static except that it stores a more complex factory (FastFourStateLHCalculator$SimpleFactory) as a fallback, which in turn falls back on SimpleLHCalculator$SimpleFactory. </text:p>
      <text:p text:style-name="Standard"/>
      <text:p text:style-name="Standard">Early on, the constructor makes a ConstructionTool for the searcher. The ConstructionTool dispenses calculators (from the calculatorFactory), indices and sequences on demand.</text:p>
      <text:p text:style-name="Standard">Static final class UnrootedMLSearcher.ConstructionTool:</text:p>
      <text:p text:style-name="Standard">has </text:p>
      <text:list xml:id="list636338594" text:style-name="L9">
        <text:list-item>
          <text:p text:style-name="P16">taxa names and sequences</text:p>
        </text:list-item>
        <text:list-item>
          <text:p text:style-name="P16">the data type of the sequences (DNA, a. acid...)</text:p>
        </text:list-item>
        <text:list-item>
          <text:p text:style-name="P16">number of states, categories, sites</text:p>
        </text:list-item>
        <text:list-item>
          <text:p text:style-name="P16">an ArrayList (built-in type) of the UNodes in the searcher's tree</text:p>
        </text:list-item>
        <text:list-item>
          <text:p text:style-name="P16">An LHCalculator.Generator (from the calculatorFactory)</text:p>
        </text:list-item>
        <text:list-item>
          <text:p text:style-name="P16">a counter to make Connection indicies from.</text:p>
        </text:list-item>
      </text:list>
      <text:p text:style-name="Standard">The ConstructionTool is used for:</text:p>
      <text:list xml:id="list2153309090" text:style-name="L10">
        <text:list-item>
          <text:p text:style-name="P17">TBD</text:p>
        </text:list-item>
      </text:list>
      <text:p text:style-name="Standard"/>
      <text:p text:style-name="Standard">Then the shadow tree is built: We start by building a Connection between the two child nodes of the root. Connection constructors recurse to Node constructors which (except for leaf nodes) recurse back to Connection constructors. Hence making this one connection will cause the whole shadow tree to be built. I'll follow through that process:</text:p>
      <text:p text:style-name="Standard"/>
      <text:p text:style-name="Standard">Building a new Connection:</text:p>
      <text:list xml:id="list1642384759" text:style-name="L11">
        <text:list-item>
          <text:p text:style-name="P18">Ask for index from ConstructionTool</text:p>
        </text:list-item>
        <text:list-item>
          <text:p text:style-name="P18">Store branch length from original tree</text:p>
        </text:list-item>
        <text:list-item>
          <text:p text:style-name="P18">Create UNode from each of the original tree's child nodes.</text:p>
        </text:list-item>
        <text:list-item>
          <text:p text:style-name="P18">Create and remember new PatternInfo (contains no data yet)</text:p>
        </text:list-item>
      </text:list>
      <text:p text:style-name="Standard"/>
      <text:p text:style-name="Standard">Building a new UNode from a Node:</text:p>
      <text:list xml:id="list1359787446" text:style-name="L12">
        <text:list-item>
          <text:p text:style-name="P19">Create a LeafNode or an InternalNode, depending on the Node</text:p>
        </text:list-item>
      </text:list>
      <text:p text:style-name="Standard"/>
      <text:p text:style-name="Standard">Building a new InternalNode (subclass of Unode) from a Node:</text:p>
      <text:list xml:id="list1529423869" text:style-name="L13">
        <text:list-item>
          <text:p text:style-name="P20">Store pointer back to parent Connection</text:p>
        </text:list-item>
        <text:list-item>
          <text:p text:style-name="P20">Create and store Connection for left and right children (recursive step)</text:p>
        </text:list-item>
        <text:list-item>
          <text:p text:style-name="P20">Ask for new index from ConstructionTool</text:p>
        </text:list-item>
        <text:list-item>
          <text:p text:style-name="P20">Ask for new internal node calculator from ConstructionTool</text:p>
        </text:list-item>
        <text:list-item>
          <text:p text:style-name="P20">Create an array of three patterns (PatternInfo objects). This allocates memory but does not store data. Ask for a PatternInfo for a binary node. Patterns_[0] is the PatternInfo for this node <text:span text:style-name="T1">if connections_[0] is the connection leading towards the root</text:span>. (etc.) </text:p>
        </text:list-item>
      </text:list>
      <text:p text:style-name="Standard">Building a new LeafNode (subclass of UNode) from a Node:</text:p>
      <text:list xml:id="list819699329" text:style-name="L14">
        <text:list-item>
          <text:p text:style-name="P21">If constructor was called with a node, get the node's ID (taxon name) </text:p>
        </text:list-item>
        <text:list-item>
          <text:p text:style-name="P21">Store the taxon ID</text:p>
        </text:list-item>
        <text:list-item>
          <text:p text:style-name="P21">Link to parent Connection</text:p>
        </text:list-item>
        <text:list-item>
          <text:p text:style-name="P21">Get index from ConstructionTool (and store the UNode in the tool's node array)</text:p>
        </text:list-item>
        <text:list-item>
          <text:p text:style-name="P21">Give the taxon ID to the ConstructionTool, it returns the sequence</text:p>
        </text:list-item>
        <text:list-item>
          <text:p text:style-name="P21"><text:soft-page-break/>Find patterns from the sequence with createMatchups method</text:p>
        </text:list-item>
      </text:list>
      <text:list xml:id="list118563711" text:style-name="L15">
        <text:list-item>
          <text:list>
            <text:list-item>
              <text:p text:style-name="P22">counts the unique patterns (states)</text:p>
            </text:list-item>
            <text:list-item>
              <text:p text:style-name="P22">assigns a number to each</text:p>
            </text:list-item>
            <text:list-item>
              <text:p text:style-name="P22">counts how many times each pattern occurs</text:p>
            </text:list-item>
            <text:list-item>
              <text:p text:style-name="P22">for each site, assigns a pattern number</text:p>
            </text:list-item>
          </text:list>
        </text:list-item>
      </text:list>
      <text:list xml:id="list564546452" text:continue-list="list819699329" text:style-name="L14">
        <text:list-item>
          <text:p text:style-name="P21">Creates and stores a new LeafCalculator, using the pattern-to-state matchup</text:p>
        </text:list-item>
        <text:list-item>
          <text:p text:style-name="P21">Creates and stores a new PatternInfo, using the site-to-pattern matchup</text:p>
        </text:list-item>
      </text:list>
      <text:p text:style-name="Standard"/>
      <text:p text:style-name="Standard">Building a new LeafCalculator: (pal.eval.SimpleLeafCalculator implements LHCalculator.Leaf)</text:p>
      <text:p text:style-name="Standard">The calculator has:</text:p>
      <text:list xml:id="list136338145" text:style-name="L16">
        <text:list-item>
          <text:p text:style-name="P23">number of states, patterns, categories</text:p>
        </text:list-item>
        <text:list-item>
          <text:p text:style-name="P23">parent LHCalculator.Generator</text:p>
        </text:list-item>
        <text:list-item>
          <text:p text:style-name="P23">patternStateMatchup array</text:p>
        </text:list-item>
        <text:list-item>
          <text:p text:style-name="P23">double[][][] transitionProbabilityStore</text:p>
        </text:list-item>
        <text:list-item>
          <text:p text:style-name="P23">two ConditionalProbabilityStores (for 'flat' and 'extended'. What is with this?)</text:p>
        </text:list-item>
      </text:list>
      <text:p text:style-name="Standard">Creating a new one:</text:p>
      <text:list xml:id="list1201332541" text:style-name="L17">
        <text:list-item>
          <text:p text:style-name="P24">Store the obvious info (number of states etc.)</text:p>
        </text:list-item>
        <text:list-item>
          <text:p text:style-name="P24">Allocate space for transitionProbabilitystore[numberOfCategories][numberOfStates][numberOfStates]. (Markov matricies)</text:p>
        </text:list-item>
        <text:list-item>
          <text:p text:style-name="P24">Create the ConditionalProbabilityStores from transitionProbabilityStore, patternStateMatchup.</text:p>
        </text:list-item>
      </text:list>
      <text:p text:style-name="Standard"/>
      <text:p text:style-name="Standard">A ConditionalProbabilityStore has</text:p>
      <text:list xml:id="list112543094" text:style-name="L18">
        <text:list-item>
          <text:p text:style-name="P25">number of categories, states</text:p>
        </text:list-item>
        <text:list-item>
          <text:p text:style-name="P25">double[][][] store</text:p>
        </text:list-item>
        <text:list-item>
          <text:p text:style-name="P25">int patternCapacity</text:p>
        </text:list-item>
        <text:list-item>
          <text:p text:style-name="P25">may have an ExtraProcessor. (What is that for?)</text:p>
        </text:list-item>
        <text:list-item>
          <text:p text:style-name="P25">Flags 'isBasedOnCachedData', 'fix'.</text:p>
        </text:list-item>
      </text:list>
      <text:p text:style-name="Standard">The basic constructor does:</text:p>
      <text:p text:style-name="Standard">Stores number categories/states</text:p>
      <text:list xml:id="list1373893242" text:style-name="L19">
        <text:list-item>
          <text:p text:style-name="P26">allocates store[nubmerOfCategories][][] <text:s/>** becomes store[numberOfCategories][numberOfPatterns] but I missed where.</text:p>
        </text:list-item>
        <text:list-item>
          <text:p text:style-name="P26">sets patternCapacity to 0.</text:p>
        </text:list-item>
        <text:list-item>
          <text:p text:style-name="P26">ExtraProcessor stuff, if there is one.</text:p>
        </text:list-item>
      </text:list>
      <text:p text:style-name="Standard"/>
      <text:p text:style-name="Standard">However, the LeafCalculator does more stuff. For the extended store, </text:p>
      <text:list xml:id="list310317135" text:style-name="L20">
        <text:list-item>
          <text:p text:style-name="P27">we ask the LHCalculator.Generator to create an appropriate ConProbStore (because it know number of categories, number of states? We actually have this information anyhow. But this abstraction may come in useful for weird stuff I want to do...) (I.e. Does what is above.)</text:p>
        </text:list-item>
        <text:list-item>
          <text:p text:style-name="P27">Then we create a 'gapStore' array of ones (length = number of states.)</text:p>
        </text:list-item>
        <text:list-item>
          <text:p text:style-name="P27">Create double[][] stateStuff (identity Markov matrix)</text:p>
        </text:list-item>
        <text:list-item>
          <text:p text:style-name="P27">calls CondProbStore.getIncompleteConditionalProbabilityAccess</text:p>
          <text:list>
            <text:list-item>
              <text:p text:style-name="P27">sets 'fix' and 'isBasedOnCachedData' flags</text:p>
            </text:list-item>
            <text:list-item>
              <text:p text:style-name="P27">returns pointer to the store (allocated above)</text:p>
            </text:list-item>
          </text:list>
        </text:list-item>
        <text:list-item>
          <text:p text:style-name="P27">Now it uses the pointer to store to set the second level indicies to be pointers. For each category, for each pattern, set pointer into transitionProbabilityStore (passed as an argument, belongs to the parent SimpleLeafCalculator) or gapStore <text:s/>(if pattern was a gap.) </text:p>
        </text:list-item>
      </text:list>
      <text:p text:style-name="Standard"/>
      <text:p text:style-name="Standard">For the flat store, does the same except pointers are to identity Markov matrix instead of the actual Markov matrix for that edge. (I.e. Sets up for a length zero edge.) (Why?)</text:p>
      <text:p text:style-name="Standard"><text:soft-page-break/></text:p>
      <text:p text:style-name="Horizontal_20_Line"/>
      <text:p text:style-name="Standard">At this point, we've constructed the shadow tree, it has allocated memory for patterns and partial likelihoods, but has populated them only for leaf nodes. We've just returned from the 'new Connection(root,tool_)' call in the UnrootedMLSearcher constructor.</text:p>
      <text:p text:style-name="Standard"/>
      <text:p text:style-name="Standard">Back to UnrootedMLSearcher constructor:</text:p>
      <text:list xml:id="list2017193997" text:style-name="L21">
        <text:list-item>
          <text:p text:style-name="P28">Copy argument data such as calcFactory, model.</text:p>
        </text:list-item>
        <text:list-item>
          <text:p text:style-name="P28">Create ConstructionTool</text:p>
        </text:list-item>
        <text:list-item>
          <text:p text:style-name="P28">Create shadow tree via 'new Connection' (described above)</text:p>
        </text:list-item>
        <text:list-item>
          <text:p text:style-name="P28">Get array of all connections using Connection.getAllConnections() to store in an ArrayList (simple recursive depth first search), then convert ArrayList to standard array. (Aside: This could be done better. We can ask ConstructionTool how many Connections there are, set up the array, then in the recursion just slot each into its correct place via its index. They do come out in index order, but I think only because the getAllConnections traverses the tree in the same order as when the shadow tree was created.) (Or we could collect them in ConstructionTool, as was done for the Unodes.) (Perhaps these methods require reuse when we start exploring tree space, hence the extra complication.)</text:p>
        </text:list-item>
        <text:list-item>
          <text:p text:style-name="P28">Build the patterns by calling Connection.setup on the shadow tree. (Described below)</text:p>
        </text:list-item>
        <text:list-item>
          <text:p text:style-name="P28">Create an OptimisationHandler, type determined by the model</text:p>
        </text:list-item>
        <text:list-item>
          <text:p text:style-name="P28">Do setup on the OptimisationHandler on the shadow tree (described below) (calls with modelChanged=true.)</text:p>
        </text:list-item>
        <text:list-item>
          <text:p text:style-name="P28">get list of nodes (from ConstructionTool.) </text:p>
        </text:list-item>
      </text:list>
      <text:h text:style-name="Heading_20_2" text:outline-level="2">Building the Patterns</text:h>
      <text:p text:style-name="Text_20_body">The top level routine is Connection.setup. Two methods do most of the work, one to build patterns, the other to traverse the tree (see below.) Connection.setup kicks off the traversal/pattern bulding, then sets 'centerPatternValid_' member to 'false' for all Connections. </text:p>
      <text:p text:style-name="Text_20_body"/>
      <text:p text:style-name="Text_20_body">Note added much latter: Connection.setup is also (almost) always called by topology changing UMSL$UndoableAction’s. (SPRAction calls it directly, SweepSPRAction and FullSweepSPRAction call SPRAcation, NNIAction calls it directly.</text:p>
      <text:p text:style-name="Text_20_body">Exception: NNIBranchLengthOptimiseAction calls optimiseSimulataneousNNIBranchLength which does some trial shuffling WITHOUT calling Connection.setup, choses which is the best NNI, and only then calls Connection.setup – so the trial shuffling will be without the benefit of any new functionality added to Connection.setup.</text:p>
      <text:h text:style-name="Heading_20_3" text:outline-level="3">PatternInfo.build(PatternInfo left, PatternInfo right).</text:h>
      <text:p text:style-name="Text_20_body">This does the pattern building. It takes pattern info from two children and combines it into pattern info for the parent.</text:p>
      <text:h text:style-name="Heading_20_3" text:outline-level="3">UNode.rebuildPattern(ConstructionTool tool, Connection caller, boolean firstPass). </text:h>
      <text:p text:style-name="Text_20_body">This does the tree traversal. For a leaf node, it is a null operation.</text:p>
      <text:p text:style-name="Text_20_body"><text:soft-page-break/>Initially this is called on a node (any internal node would do, but it is the left node of the root Connection) with 'caller'=null, firstPass=true. Always 'caller' is set to the node we came to this one from.</text:p>
      <text:p text:style-name="Text_20_body">On first pass: (For internal nodes – leaf nodes do nothing)</text:p>
      <text:list xml:id="list868271602" text:style-name="L22">
        <text:list-item>
          <text:p text:style-name="P30">rebuildPattern(first pass) on all child nodes (all but the one we came from.)</text:p>
        </text:list-item>
        <text:list-item>
          <text:p text:style-name="P30">Use PatternInfo.build to build (one of the three) <text:s/>pattern info for this node. (This occurs indirectly via rebuildMyPattern.) </text:p>
        </text:list-item>
      </text:list>
      <text:p text:style-name="Text_20_body">Exception: step 2 is not done when we return to the 'root' node, which has no 'caller'. Instead we call rebuildPattern again, with firstPass flag set to false.</text:p>
      <text:p text:style-name="Text_20_body">The first pass build inwards from the leaves towards the root node. Now we build outwards:</text:p>
      <text:p text:style-name="Text_20_body">On second pass:</text:p>
      <text:list xml:id="list1720912789" text:style-name="L23">
        <text:list-item>
          <text:p text:style-name="P31">For each connection, except the one we came from, rebuildMyPattern (hence PatternInfo.build()), using the patterns of the nodes from the other two connections. (It is provable that these have already been calculated, either on first pass or previously to visiting this node on second pass.)</text:p>
        </text:list-item>
        <text:list-item>
          <text:p text:style-name="P31">Recurse into each neighbouring node, except the one we came from.</text:p>
        </text:list-item>
        <text:list-item>
          <text:p text:style-name="P31">Of the three PatternInfos at this node, return the max number of patterns. (Why? Is this ever used?)</text:p>
        </text:list-item>
      </text:list>
      <text:p text:style-name="P6">Result: At every internal node, we have the patterns for all subtrees, no matter which way we consider the root to be in.</text:p>
      <text:h text:style-name="Heading_20_2" text:outline-level="2">Optimisation Handler</text:h>
      <text:p text:style-name="Text_20_body">The final task in creating an UnrootedMLSearcher is the optimisation handler </text:p>
      <text:p text:style-name="Text_20_body">class pal.treesearch.UnrootedMLSearcher.OptimisationHandler implements UnivariateFunction</text:p>
      <text:p text:style-name="Text_20_body">An optimisation handler has:</text:p>
      <text:list xml:id="list218600624" text:style-name="L24">
        <text:list-item>
          <text:p text:style-name="P32">double[][][] transitionProbabilityStore</text:p>
        </text:list-item>
        <text:list-item>
          <text:p text:style-name="P32">three ConditionalProbabilityStores, leftFlatConditionalProbabilities, rightFlat..., tempStore</text:p>
        </text:list-item>
        <text:list-item>
          <text:p text:style-name="P32">substitution model</text:p>
        </text:list-item>
        <text:list-item>
          <text:p text:style-name="P32">a PatternInfo 'currentPatternInfo'</text:p>
        </text:list-item>
        <text:list-item>
          <text:p text:style-name="P32">An LHCalculator.External (? what is this?)</text:p>
        </text:list-item>
        <text:list-item>
          <text:p text:style-name="P32">A UnivariateMinimum um_</text:p>
        </text:list-item>
        <text:list-item>
          <text:p text:style-name="P32">A construction tool.</text:p>
        </text:list-item>
      </text:list>
      <text:p text:style-name="Text_20_body">An OptimistationHandler has methods to:</text:p>
      <text:list xml:id="list1501631044" text:style-name="L25">
        <text:list-item>
          <text:p text:style-name="P33">Optimise a single edge length</text:p>
        </text:list-item>
        <text:list-item>
          <text:p text:style-name="P33">setup on a Connection</text:p>
        </text:list-item>
        <text:list-item>
          <text:p text:style-name="P33">evaluate on a single real number (? what does that do?)</text:p>
        </text:list-item>
      </text:list>
      <text:p text:style-name="Text_20_body">The constructor:</text:p>
      <text:list xml:id="list263121878" text:style-name="L26">
        <text:list-item>
          <text:p text:style-name="P34"><text:soft-page-break/>gets a 'calculator' field from tool.allocateNewExternalCalculator(). (Returns an object containing a 4x4 array.)</text:p>
        </text:list-item>
        <text:list-item>
          <text:p text:style-name="P34">Allocates ConditionalProbabilityStore tempStore</text:p>
        </text:list-item>
        <text:list-item>
          <text:p text:style-name="P34">Allocates transitionProbabilityStore[numberOfCategories][numberOfStates][numberOfStates] array</text:p>
        </text:list-item>
        <text:list-item>
          <text:p text:style-name="P34">Makes a new UnivariateMinimum object.</text:p>
        </text:list-item>
      </text:list>
      <text:p text:style-name="Text_20_body">The UnrootedMLSearcher finally does setup on the OpHandler on the root Connection</text:p>
      <text:p text:style-name="Text_20_body"/>
      <text:p text:style-name="Text_20_body">Calls getFlatConditionalProbabilities methods to store (left|right)FlatConditionalProbabilties in the OpHandler. Calls getCenterPatternInfo to store currentPatternInfo.</text:p>
      <text:p text:style-name="Text_20_body"/>
      <text:p text:style-name="Text_20_body">Method ConditionalProbabilityStore Nnode.getFlatConditionalProbabilities(...)</text:p>
      <text:list xml:id="list289228378" text:style-name="L27">
        <text:list-item>
          <text:p text:style-name="P35">Sets UNode.topologyChangedSinceLastFlat to false </text:p>
        </text:list-item>
        <text:list-item>
          <text:p text:style-name="P35">Calls (and returns value of) calculator_.calculateFlat with:</text:p>
          <text:list>
            <text:list-item>
              <text:p text:style-name="P35">pattern info for this node (for the edge towards the root)</text:p>
            </text:list-item>
            <text:list-item>
              <text:p text:style-name="P35">getExtendedConditionalProbabilities for left connection</text:p>
            </text:list-item>
            <text:list-item>
              <text:p text:style-name="P35">getExtendedConditionalProbabilities for right connection</text:p>
            </text:list-item>
          </text:list>
        </text:list-item>
      </text:list>
      <text:p text:style-name="Text_20_body">getExtendedConditionalProbabilities on a connection just finds the other end of the connection and calls Unode.getExtendedConditionalProbabilities (with branch length of this connection.)</text:p>
      <text:p text:style-name="Text_20_body">LeafNode.getExtendedConditionalProbabilities just calls the leaf's leafCalculator_.getExtendedConditionalProbabilities</text:p>
      <text:p text:style-name="Text_20_body">LHCalculator.Leaf.getExtendedConditionalProbabilities:</text:p>
      <text:list xml:id="list470205033" text:style-name="L28">
        <text:list-item>
          <text:p text:style-name="P36">Do we need to recalculate? If so:</text:p>
          <text:list>
            <text:list-item>
              <text:p text:style-name="P36">use model method to update leaf's this.transitionProabilititiyStore </text:p>
            </text:list-item>
            <text:list-item>
              <text:p text:style-name="P36">Set this.lastDistance</text:p>
            </text:list-item>
            <text:list-item>
              <text:p text:style-name="P36">Tell this.conditionalProbabilties that it was recalculated, not based on cached data.</text:p>
            </text:list-item>
          </text:list>
        </text:list-item>
        <text:list-item>
          <text:p text:style-name="P36">Else it <text:span text:style-name="T1">is</text:span> based on cached data</text:p>
        </text:list-item>
        <text:list-item>
          <text:p text:style-name="P36">return conditionalProbabilities.</text:p>
        </text:list-item>
      </text:list>
      <text:p text:style-name="Text_20_body"/>
      <text:p text:style-name="Text_20_body">InternalNode.getExtendedConditionalProbabilities:</text:p>
      <text:p text:style-name="Text_20_body">Basically a wrapper around calculator_.calculateExtended. Finds left and right connections, recurses on getExtendedConditionalProbabilities on them, then calculates extended probabilities for the pattern info at this node.</text:p>
      <text:p text:style-name="Horizontal_20_Line"/>
      <text:p text:style-name="Text_20_body">In 'setup' on the root Connection, we also deal with the pattern info on the root edge, with the 'getCenterPatternInfo' method, which is a wrapper for ConstructionTool.build() method which is a wrapper for PatternInfo.build() method. This builds the patterns in the obvious way.</text:p>
      <text:p text:style-name="Text_20_body"><text:soft-page-break/></text:p>
      <text:h text:style-name="Heading_20_2" text:outline-level="2">AT THIS POINT: </text:h>
      <text:p text:style-name="Text_20_body">Setup is complete. We have:</text:p>
      <text:p text:style-name="Text_20_body">Shadow tree of UNode and Connection objects, all doubly linked.</text:p>
      <text:p text:style-name="Text_20_body">Arrays of all nodes and connections in the shadow tree</text:p>
      <text:p text:style-name="Text_20_body">Pattern info on every node, no matter which way the root lies.</text:p>
      <text:p text:style-name="Text_20_body">Pattern info on the root connection (these are the global patterns)</text:p>
      <text:p text:style-name="Text_20_body">Conditional probabilities on leaf nodes created as pointers into Markov matricies so that they automatically update.</text:p>
      <text:p text:style-name="Text_20_body">Conditional probabilities on all internal nodes except those adjacent to the root edge</text:p>
      <text:p text:style-name="Text_20_body">'flat' conditional probabilities on the two internal nodes adjacent to the root edge.</text:p>
      <text:p text:style-name="Text_20_body"/>
      <text:p text:style-name="Text_20_body"/>
      <text:p text:style-name="Text_20_body">We do not have:</text:p>
      <text:p text:style-name="Text_20_body">Any pattern infos on any Connection except the root</text:p>
      <text:p text:style-name="Text_20_body">Extended probabilities on the nodes adjacent to the root connection</text:p>
      <text:p text:style-name="Text_20_body">Flat probabilities on any other nodes</text:p>
      <text:p text:style-name="Text_20_body">No annotation has been put on any node or connection</text:p>
      <text:p text:style-name="Horizontal_20_Line"/>
      <text:h text:style-name="Heading_20_1" text:outline-level="1">Calculation Phase</text:h>
      <text:p text:style-name="Text_20_body">We've created an UnrootedMLSearcher “searcher” from a tree, model and alignment. Now we use searcher.calculateLogLikelihood(). </text:p>
      <text:p text:style-name="Text_20_body">This creates a new external calculator (supplied by the ConstructionTool), then <text:s/>calls calculateLogLikelihood() on the root Connection (! With 'modelChanged flag set to true! Why?)</text:p>
      <text:p text:style-name="Text_20_body">Method double Connection.calculateLogLikelihood(...):</text:p>
      <text:list xml:id="list587106648" text:style-name="L29">
        <text:list-item>
          <text:p text:style-name="P37">Gets pattern info on the connection (this will recalculate it if necessary)</text:p>
        </text:list-item>
        <text:list-item>
          <text:p text:style-name="P37">Gets flat conditional probabilities on left node, extended on right node. (Would also work the other way around.) (These get recalculated if necessary. Recurses through the tree checking for changed edge lengths (or topology?))</text:p>
        </text:list-item>
        <text:list-item>
          <text:p text:style-name="P37">returns value from externalLHcalculator.calculateLogLikelihood.</text:p>
          <text:list>
            <text:list-item>
              <text:p text:style-name="P37">Loop over patterns:</text:p>
              <text:list>
                <text:list-item>
                  <text:p text:style-name="P37"><text:s/>loop over states, mult conditional left/right probs by equilibrium frequencies, add. </text:p>
                </text:list-item>
              </text:list>
            </text:list-item>
            <text:list-item>
              <text:p text:style-name="P37">Take log, mult by pattern weight, add</text:p>
            </text:list-item>
          </text:list>
        </text:list-item>
      </text:list>
      <text:p text:style-name="Text_20_body"/>
      <text:p text:style-name="Text_20_body"><text:soft-page-break/>Now look at edge length optimisation. After a few wrappers we reach:</text:p>
      <text:p text:style-name="Text_20_body">Method double simpleOptimiseLikelihood(StoppingCriteria, AlgorithmCallback)</text:p>
      <text:p text:style-name="Text_20_body">Outer loop: run until stopper says to stop.</text:p>
      <text:p text:style-name="Text_20_body">Inner loop: loop through all connections, optimising each edge length in turn.</text:p>
      <text:p text:style-name="Text_20_body"/>
      <text:p text:style-name="Text_20_body">I want to see how all those 'action's work: need something more elaborate.</text:p>
      <text:p text:style-name="Text_20_body">Method <text:s/>Tree TreeSearchTool.optimiseUnrootedFixed(...):</text:p>
      <text:list xml:id="list1823229471" text:style-name="L30">
        <text:list-item>
          <text:p text:style-name="P38">Makes new UnrootedMLSearcher (see above)</text:p>
        </text:list-item>
        <text:list-item>
          <text:p text:style-name="P38">makes new SearchEngine “searcher” (hill climb)</text:p>
        </text:list-item>
        <text:list-item>
          <text:p text:style-name="P38">makes new Ranker</text:p>
        </text:list-item>
        <text:list-item>
          <text:p text:style-name="P38">makes the action (depending on whether we're optimising the model...)</text:p>
        </text:list-item>
        <text:list-item>
          <text:p text:style-name="P38">makes new GeneralObjectState</text:p>
        </text:list-item>
        <text:list-item>
          <text:p text:style-name="P38">runs searcher.run</text:p>
        </text:list-item>
      </text:list>
      <text:p text:style-name="Text_20_body">SearchEngine appears to have no state.</text:p>
      <text:p text:style-name="Text_20_body">'action' has a list of Connections, and a list of branch lengths. This could come in handy for multiple branch lengths per Connection...</text:p>
      <text:p text:style-name="Text_20_body">Method void SearchEngine.run(...):</text:p>
      <text:list xml:id="list2157574649" text:style-name="L31">
        <text:list-item>
          <text:p text:style-name="P39">Remembers the best state. (An array of edge lengths plus which nodes they connect.)</text:p>
        </text:list-item>
        <text:list-item>
          <text:p text:style-name="P39">Creates a stopping criterion from the supplied factory</text:p>
        </text:list-item>
        <text:list-item>
          <text:p text:style-name="P39">creates a ProbabilityIterator (don't know about this yet...)</text:p>
        </text:list-item>
        <text:list-item>
          <text:p text:style-name="P39">some other initialisation</text:p>
        </text:list-item>
        <text:list-item>
          <text:p text:style-name="P39">Loop: until stopper says it is time to stop</text:p>
          <text:list>
            <text:list-item>
              <text:p text:style-name="P39">run subject.doAction(...) returning a score. (The vital step?) ('subject' is a GOS)</text:p>
            </text:list-item>
            <text:list-item>
              <text:p text:style-name="P39">mess around with best score and acceptance probabilities. (If step is rejected, attempt to 'undo' the action. If this fails, we must live with taking the step anyhow.</text:p>
            </text:list-item>
            <text:list-item>
              <text:p text:style-name="P39">Tell the stopper about the results.</text:p>
            </text:list-item>
          </text:list>
        </text:list-item>
      </text:list>
      <text:p text:style-name="Text_20_body">Some messing with callback: check whether it wants us to quit, tell it when we're finished.</text:p>
      <text:p text:style-name="Text_20_body">GeneralObjectState.doAction:</text:p>
      <text:p text:style-name="Text_20_body">run action_.doAction until action is succesful, return the result.</text:p>
      <text:p text:style-name="Text_20_body">The branch length optimise action stores the current branch lengths (for undo), then runs simpleOptimiseLikelihood (discussed above)</text:p>
      <text:p text:style-name="Text_20_body">NOTE: This time, the stopper just says 'go through the loop once', compared to above where it was </text:p>
      <text:p text:style-name="Text_20_body">'keep going until branch lengths don't change much' or similar. There is a different stopper in the SearchEngine.run method.</text:p>
      <text:p text:style-name="Text_20_body"/>
      <text:p text:style-name="Horizontal_20_Line"/>
      <text:p text:style-name="Text_20_body"><text:soft-page-break/>To achieve what I wish:</text:p>
      <text:p text:style-name="Text_20_body">I can use SearchEngine.run() if I have an appropriate action.</text:p>
      <text:p text:style-name="Text_20_body">Perhaps I can get away with nothing more than a new sort of Model – one which has some per-edge parameters as well as std bits.</text:p>
      <text:p text:style-name="Text_20_body">I need some way to attach the parameters to the appropriate edges – this is ugly.</text:p>
      <text:p text:style-name="Text_20_body">In (e.g.) InternalNode.getExtendedConditionalProbabilities, would need to know what edge I'm calculating for. Could do a really nasty hack: edge length 50001.23 means edge number 5 with length 1.023. <text:s/>!! The method gets passed the calling Connection! But within that, externalCalculator.calculateExtended does not.</text:p>
      <text:p text:style-name="Text_20_body"/>
      <text:p text:style-name="Text_20_body">For general usefulness, I'd like a 'model per edge' SubstitutionModel, with changes as required to support that. Dealing with topology changes would be tricky... Also 'modelChanged' flag becomes more complicated – did the model change affect <text:span text:style-name="T1">this</text:span> edge?</text:p>
      <text:p text:style-name="Text_20_body"/>
      <text:p text:style-name="Text_20_body">Talking with Mike: suggestion – create an 'enhanced' UNode. This overrides the getExtendedConditionalProbabilities method so that it does pass edge identity through to the model. When the tree gets created, something will hold a flag to say whether ordinary or enhanced Unodes are required. This would have edge weights stored in the model. Or, I could (also?) have enhanced Connections, which contain the weights.</text:p>
      <text:p text:style-name="Text_20_body"/>
      <text:p text:style-name="Text_20_body"/>
      <text:p text:style-name="P3"><draw:frame draw:style-name="fr1" draw:name="graphics1" text:anchor-type="paragraph" svg:width="6.9252in" svg:height="0.1291in" draw:z-index="0"><draw:image xlink:href="../../../../lib/openoffice.org/share/gallery/rulers/blurulr1.gif" xlink:type="simple" xlink:show="embed" xlink:actuate="onLoad"/></draw:frame></text:p>
      <text:p text:style-name="Text_20_body">Following through action of 'TreeSearchTool.calculateLogLikelihood' with a NeoRateMatrix and (theoretically) multi-rate calculation.</text:p>
      <text:p text:style-name="Text_20_body">Calling code:</text:p>
      <text:p text:style-name="P7"><text:span text:style-name="T2"><text:tab/><text:tab/>NeoRateMatrix myRateMatrix = </text:span><text:span text:style-name="T5">new</text:span><text:span text:style-name="T2"> GeneralREVRateMatrix(4,</text:span><text:span text:style-name="T5">new</text:span><text:span text:style-name="T2"> </text:span><text:span text:style-name="T5">double</text:span><text:span text:style-name="T2">[] {1.0,1.0,1.0,1.0,1.0});</text:span></text:p>
      <text:p text:style-name="P7"><text:span text:style-name="T2"><text:tab/><text:tab/>RateDistribution myRateDist = </text:span><text:span text:style-name="T5">new</text:span><text:span text:style-name="T2"> GammaRates(1,1.0); </text:span></text:p>
      <text:p text:style-name="P7"><text:span text:style-name="T2"><text:tab/><text:tab/></text:span><text:span text:style-name="T5">double</text:span><text:span text:style-name="T2">[] equilibriumFreqs = </text:span><text:span text:style-name="T5">new</text:span><text:span text:style-name="T2"> </text:span><text:span text:style-name="T5">double</text:span><text:span text:style-name="T2">[] {0.25, 0.25, 0.25, 0.25}; </text:span></text:p>
      <text:p text:style-name="P7"><text:span text:style-name="T2"><text:tab/><text:tab/>myModel = </text:span><text:span text:style-name="T5">new</text:span><text:span text:style-name="T2"> GeneralRateDistributionSubstitutionModel(myRateMatrix, myRateDist, Nucleotides.</text:span><text:span text:style-name="T6">DEFAULT_INSTANCE</text:span><text:span text:style-name="T2">, equilibriumFreqs);</text:span></text:p>
      <text:p text:style-name="P7"><text:span text:style-name="T2"><text:tab/><text:tab/>System.</text:span><text:span text:style-name="T6">out</text:span><text:span text:style-name="T2">.printf(</text:span><text:span text:style-name="T7">"JC model, new infrastructure: initial log likelihood: %.4f\n"</text:span><text:span text:style-name="T2">, </text:span></text:p>
      <text:p text:style-name="P8"><text:span text:style-name="T3"><text:tab/><text:tab/><text:tab/><text:tab/>TreeSearchTool.</text:span><text:span text:style-name="T4">calculateLogLikelihood</text:span><text:span text:style-name="T3">(myTree, myAlignment, myModel));</text:span></text:p>
      <text:p text:style-name="Text_20_body"/>
      <text:p text:style-name="Text_20_body">Put a breakpoint on RateMatrixHandler.checkMatrix (determiend below that I need to), run code:</text:p>
      <text:p text:style-name="Text_20_body"/>
      <text:p text:style-name="Text_20_body"/>
      <text:p text:style-name="Text_20_body">calculateLogLikelihood just creates an UnrootedMLSearcher and calculates likelihood on it. Burrow down to see how it goes at calculating the matricies:</text:p>
      <text:p text:style-name="Text_20_body"><text:soft-page-break/>Down to </text:p>
      <text:p text:style-name="Text_20_body">UnrootedMLSearcher.LeafNode.getExtendedConditionalProbabilities:</text:p>
      <text:list xml:id="list803122954" text:style-name="L32">
        <text:list-item>
          <text:p text:style-name="P40">calls leafCalculator_.getExtendedConditionalProbabilities(distance,...)</text:p>
          <text:list>
            <text:list-item>
              <text:p text:style-name="P40">calls GeneralRateDistributionSubstitutionModel.getTransitionProbabilitiesTranspose</text:p>
              <text:list>
                <text:list-item>
                  <text:p text:style-name="P40">for each rate, mult branch by rate and call:</text:p>
                </text:list-item>
                <text:list-item>
                  <text:p text:style-name="P40">RateMatrixHandler.getTransitionProbabilitiesTranspose</text:p>
                  <text:list>
                    <text:list-item>
                      <text:p text:style-name="P40">calls RateMatrixHandler.checkMatrix</text:p>
                      <text:list>
                        <text:list-item>
                          <text:p text:style-name="P40">calls GeneralREVRateMatrix.createRelativeRates</text:p>
                          <text:list>
                            <text:list-item>
                              <text:p text:style-name="P40">which assembles symmetric matrix from the rates (e.g. For GTR, 5 rates)</text:p>
                            </text:list-item>
                          </text:list>
                        </text:list-item>
                        <text:list-item>
                          <text:p text:style-name="P40">calls RateMatrixHandler.fromQToR</text:p>
                          <text:list>
                            <text:list-item>
                              <text:p text:style-name="P40">which creates rate matrix, multiplying above by eqbm freqs.</text:p>
                            </text:list-item>
                          </text:list>
                        </text:list-item>
                        <text:list-item>
                          <text:p text:style-name="P40">Calls RateMatrixHandler.makeValid (makes rows sum to zero, returns a scale)</text:p>
                        </text:list-item>
                        <text:list-item>
                          <text:p text:style-name="P40">Calls RateMatrixHandler.scale (to multiply by above scale)</text:p>
                        </text:list-item>
                        <text:list-item>
                          <text:p text:style-name="P40">Calls matrixExp.updateByRelativeRates (to cache eigenvalues and vectors etc.)</text:p>
                        </text:list-item>
                      </text:list>
                    </text:list-item>
                    <text:list-item>
                      <text:p text:style-name="P40">Calls MatrixExponential.setDistanceTranspose</text:p>
                      <text:list>
                        <text:list-item>
                          <text:p text:style-name="P40">which updates the MatrixExponential's store of the Markov matrix from stored eigenvector etc.</text:p>
                        </text:list-item>
                      </text:list>
                    </text:list-item>
                    <text:list-item>
                      <text:p text:style-name="P40">calls MatrixExponential.getTransitionProbabilitites</text:p>
                      <text:list>
                        <text:list-item>
                          <text:p text:style-name="P40">which copies the Markov matrix</text:p>
                        </text:list-item>
                      </text:list>
                    </text:list-item>
                  </text:list>
                </text:list-item>
              </text:list>
            </text:list-item>
          </text:list>
        </text:list-item>
      </text:list>
      <text:p text:style-name="Text_20_body"/>
      <text:p text:style-name="Text_20_body">GeneralRateDistributionSubstitutionModel contains RateMatrixHandler handler_ which contains </text:p>
      <text:p text:style-name="Text_20_body">double[4][4] qMatrixStore, which seems to be the rate matrix (and MatrixExponential which contains eigenvalues etc.)</text:p>
      <text:p text:style-name="Text_20_body">If the rate matrix parameters are (a,b,c,d,e) and the equalibrium <text:s/>freqs (w,x,y,z) then in checkMatrix:</text:p>
      <text:p text:style-name="Text_20_body">relativeRateStore_ &lt;- {</text:p>
      <text:p text:style-name="Text_20_body">{0,a,b,c},</text:p>
      <text:p text:style-name="Text_20_body">{a,0,d,e},</text:p>
      <text:p text:style-name="Text_20_body">{b,d,0,1},</text:p>
      <text:p text:style-name="Text_20_body">{c,e,1,0}} (most general symmetric zero-diagonal matrix, up to scaling.)</text:p>
      <text:p text:style-name="Text_20_body">qMatrixStore &lt;- {</text:p>
      <text:p text:style-name="Text_20_body">{0 <text:s/>,ax,by,cz},</text:p>
      <text:p text:style-name="Text_20_body">{aw,0 <text:s/>,dy,ez},</text:p>
      <text:p text:style-name="Text_20_body">{bw,dx,0 <text:s/>, z},</text:p>
      <text:p text:style-name="Text_20_body">{cw,ex, <text:s/>y,0 <text:s/>}}</text:p>
      <text:p text:style-name="Text_20_body">makeValid alters qmatrixStore so that rows sum to zero, and returns negative of leading diagonal <text:soft-page-break/>dotted with equilibrium frequencies = total rate at which mutations would occur, if this rate matrix were applied to a population of nucleotides at equilibrium.</text:p>
      <text:p text:style-name="Text_20_body">Then the entire matrix is divided by the scale (so mutation rate = 1 now.)</text:p>
      <text:p text:style-name="Text_20_body">CONFIRMED: qMatrixStore is a normalized rate matrix.</text:p>
      <text:p text:style-name="Text_20_body"/>
      <text:p text:style-name="Text_20_body"/>
      <text:p text:style-name="Text_20_body"/>
      <text:p text:style-name="P3"><draw:frame draw:style-name="fr1" draw:name="graphics2" text:anchor-type="paragraph" svg:width="6.9252in" svg:height="0.1291in" draw:z-index="1"><draw:image xlink:href="../../../../lib/openoffice.org/share/gallery/rulers/blurulr1.gif" xlink:type="simple" xlink:show="embed" xlink:actuate="onLoad"/></draw:frame></text:p>
      <text:h text:style-name="Heading_20_1" text:outline-level="1">Optimisation</text:h>
      <text:p text:style-name="Text_20_body"/>
      <text:p text:style-name="Text_20_body">Running in debugger to see how optimisation works. I've rewritten test1.java so that it has subroutines instead of one monolithic 'main' routine. I'll be debugging with testModelOpt, which optimises the (GTR+G) model. </text:p>
      <text:p text:style-name="Text_20_body"/>
      <text:p text:style-name="Text_20_body">Call TreeSearchTool.optimiseUnrrotedFixed(...)</text:p>
      <text:list xml:id="list681821159" text:style-name="L33">
        <text:list-item>
          <text:p text:style-name="P41">creates UnrootedMLSearcher 'ut'</text:p>
        </text:list-item>
        <text:list-item>
          <text:p text:style-name="P41">Creates SearchEngine 'searcher' (hill climb)</text:p>
        </text:list-item>
        <text:list-item>
          <text:p text:style-name="P41">Creates action: combined action from branch-length-optimise and model-optimise.</text:p>
        </text:list-item>
        <text:list-item>
          <text:p text:style-name="P41">Creates GeneralObjectState 'gos' from action, 'ut'.</text:p>
        </text:list-item>
        <text:list-item>
          <text:p text:style-name="P41">Calls 'searcher.run(...)</text:p>
        </text:list-item>
      </text:list>
      <text:p text:style-name="Text_20_body">So the interesting bits are model-optimise action and searcer.</text:p>
      <text:p text:style-name="Text_20_body">ut.getModelOptimiseAction(new OrthoganalSearch, null, 6, 6):</text:p>
      <text:p text:style-name="Text_20_body">(OrthogonalSearch is a subclass of MultivariateMinimum.) Falls through to ModelOptimiseAction constructor. </text:p>
      <text:p text:style-name="Text_20_body"/>
      <text:p text:style-name="Text_20_body">Class ModelOptimiseAction implements UndoableAction, MultivariateFunction</text:p>
      <text:p text:style-name="Text_20_body">private class inside UnrootedMLSearcher. </text:p>
      <text:p text:style-name="Text_20_body">Has a tree (root Connection), minimiser (OrthogonalSearch), monitor (null – used for printing debugging messages), model (Subs.Model.), required accuracy (the '6's in the call above) and a calculator (obtained from the construction tool.) Also two vectors of doubles for parameters (modelParameterStore_ and xvec_.) <text:span text:style-name="T1">Uses model.getNumParameters</text:span></text:p>
      <text:p text:style-name="Text_20_body"/>
      <text:h text:style-name="Heading_20_2" text:outline-level="2">Method SearchEngine.run(..):</text:h>
      <text:list xml:id="list1881304271" text:style-name="L34">
        <text:list-item>
          <text:p text:style-name="P42">Uses GeneralObjectState.getStateReference to get current best state. (Gives a <text:soft-page-break/>UnrootedMLSearcher.StateObject object, with branch lengths and topology.)</text:p>
        </text:list-item>
        <text:list-item>
          <text:p text:style-name="P42">(misc other stuff)</text:p>
        </text:list-item>
        <text:list-item>
          <text:p text:style-name="P42">Loops until stopper says we're done:</text:p>
          <text:list>
            <text:list-item>
              <text:p text:style-name="P42">get new score via 'gos.doAction' which calls the action's doAction</text:p>
              <text:list>
                <text:list-item>
                  <text:p text:style-name="P42">(combined action): Loop through all actions. (Tracks success and whether each step was deterministic)</text:p>
                  <text:list>
                    <text:list-item>
                      <text:p text:style-name="P42">does branch length optimisation (I'll follow this no deeper)</text:p>
                    </text:list-item>
                    <text:list-item>
                      <text:p text:style-name="P42">does model optimisation action (continued below)</text:p>
                    </text:list-item>
                  </text:list>
                </text:list-item>
                <text:list-item>
                  <text:p text:style-name="P42">!!!!!!!!!!! Need to finish tracking this lot...</text:p>
                </text:list-item>
              </text:list>
            </text:list-item>
          </text:list>
        </text:list-item>
      </text:list>
      <text:p text:style-name="Text_20_body"/>
      <text:h text:style-name="Heading_20_2" text:outline-level="2">Method UnrootedMLSearcher$ModelOptimiseAction.doAction(...):</text:h>
      <text:list xml:id="list734583022" text:style-name="L35">
        <text:list-item>
          <text:p text:style-name="P43">Gets parameters from model into MOA.modelParameterStore_ by <text:span text:style-name="T1">model.getParameter(i) method.</text:span></text:p>
        </text:list-item>
        <text:list-item>
          <text:p text:style-name="P43">Copies modelParameterStore into MOA.xvec_.</text:p>
        </text:list-item>
        <text:list-item>
          <text:p text:style-name="P43">Calls minimizer_.findMinimum (passing 'this' the action and xvec_)</text:p>
          <text:list>
            <text:list-item>
              <text:p text:style-name="P43">MultivariateMinimum.findMinimum: treats the action as a MultivariateFunction.</text:p>
            </text:list-item>
            <text:list-item>
              <text:p text:style-name="P43">Calls OrthogonalSearch.optimise on 'f', the MultivariateFunction which is the MOA object.</text:p>
              <text:list>
                <text:list-item>
                  <text:p text:style-name="P44">Calls f.evaluate(xvec)</text:p>
                  <text:list>
                    <text:list-item>
                      <text:p text:style-name="P45">which uses model.setParameter<text:span text:style-name="T9"> then recalcs likelihood</text:span></text:p>
                    </text:list-item>
                  </text:list>
                </text:list-item>
                <text:list-item>
                  <text:p text:style-name="P47">Creates a RoundOptimiser 'od' (passes 'f', the opt. action) by OrthogonalSearch.generateOrthogonalRoundOptimiser method.</text:p>
                  <text:list>
                    <text:list-item>
                      <text:p text:style-name="P47">(gets orthogonal hints – might be useful, if I ever figure out how they work.)</text:p>
                    </text:list-item>
                    <text:list-item>
                      <text:p text:style-name="P47">calls OrthogonalDirection constructor</text:p>
                      <text:list>
                        <text:list-item>
                          <text:p text:style-name="P47">contains an OrthogonalLineFunction 'olf_', using constructor</text:p>
                        </text:list-item>
                      </text:list>
                    </text:list-item>
                  </text:list>
                </text:list-item>
                <text:list-item>
                  <text:p text:style-name="P47">Creates a UnivariateMiniumum 'um'</text:p>
                  <text:list>
                    <text:list-item>
                      <text:p text:style-name="P47">nothing interesting in this process</text:p>
                    </text:list-item>
                  </text:list>
                </text:list-item>
                <text:list-item>
                  <text:p text:style-name="P47">Loops until stop condition, calling od.doRound</text:p>
                  <text:list>
                    <text:list-item>
                      <text:p text:style-name="P47">stores xvec in olf_</text:p>
                    </text:list-item>
                    <text:list-item>
                      <text:p text:style-name="P47">loops through the number of parameters:</text:p>
                      <text:list>
                        <text:list-item>
                          <text:p text:style-name="P47">tells olf_ which parameter it is changing</text:p>
                        </text:list-item>
                        <text:list-item>
                          <text:p text:style-name="P47">call um.optimize without upper/lower bounds passing olf_ as f, which is treated as a UnivariateFunction</text:p>
                          <text:list>
                            <text:list-item>
                              <text:p text:style-name="P47">gets upper and lower bounds via f.getLowerBound() etc</text:p>
                              <text:list>
                                <text:list-item>
                                  <text:p text:style-name="P47">calls ModelOptimiserAction.getLowerBound(n)</text:p>
                                  <text:list>
                                    <text:list-item>
                                      <text:p text:style-name="P46">calls model.getLowerLimit(n)</text:p>
                                    </text:list-item>
                                  </text:list>
                                </text:list-item>
                              </text:list>
                            </text:list-item>
                            <text:list-item>
                              <text:p text:style-name="P47"><text:soft-page-break/>calls UnivariateMinimum.optimize (again) supplying bounds.</text:p>
                            </text:list-item>
                          </text:list>
                        </text:list-item>
                      </text:list>
                    </text:list-item>
                  </text:list>
                </text:list-item>
              </text:list>
            </text:list-item>
          </text:list>
        </text:list-item>
        <text:list-item>
          <text:p text:style-name="P43">uses <text:span text:style-name="T8">model_.setParameter</text:span> to copy xvec_ back to the model</text:p>
        </text:list-item>
      </text:list>
      <text:p text:style-name="Text_20_body"/>
      <text:p text:style-name="Text_20_body">CONCLUSION: To optimise my model, I need to implement model.getParameter, model.setParameter, model.getNumParameters, model.getLowerLimit, model.getUpperLimit</text:p>
      <text:p text:style-name="Text_20_body">NOTE: GeneralRateDistributionSubstitutionModel's getParameter, setParameter, getNumParameters, getLowerLimit, getUpperLimit methods are all inherited from abstract class ParameterizedUser, in file Parameterized.java.</text:p>
      <text:p text:style-name="Text_20_body">How does that work?</text:p>
      <text:p text:style-name="Text_20_body">GRDSM.java 'setup()' method: creates a MultiParameterized and sets this as its 'base'. The MultiParameterized contains RateMatrixHandler and GammaRates. </text:p>
      <text:p text:style-name="Text_20_body">RateMatrixHandler implements Parameterized. At end of its source file, it implements the Parameterized routines. GetLowerLimit falls through (in my code) to GeneralREVRateMatrix.getRateParameter{Upper|Lower}Bound() which returns 0 or 100000.</text:p>
      <text:p text:style-name="Text_20_body"/>
      <text:p text:style-name="Text_20_body">CONCLUSION: I want my MMEP objects to be Parameterized, and my MSM to create a MultiParameterized from them and then set them as 'base'. <text:s/></text:p>
      <text:p text:style-name="Text_20_body"/>
      <text:p text:style-name="Text_20_body"/>
      <text:p text:style-name="Text_20_body"/>
      <text:p text:style-name="Text_20_body">UNDELETEABLE JUNK DUE TO OOFFICE BUG</text:p>
      <text:list xml:id="list2163860302" text:continue-list="list263121878" text:style-name="L26">
        <text:list-item>
          <text:p text:style-name="P4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ichael Woodhams</meta:initial-creator>
    <meta:creation-date>2009-01-28T09:23:33</meta:creation-date>
    <dc:creator>Michael Woodhams</dc:creator>
    <dc:date>2009-08-11T11:52:54</dc:date>
    <meta:editing-cycles>43</meta:editing-cycles>
    <meta:editing-duration>PT57H34M14S</meta:editing-duration>
    <meta:document-statistic meta:table-count="0" meta:image-count="2" meta:object-count="0" meta:page-count="14" meta:paragraph-count="363" meta:word-count="3903" meta:character-count="27472"/>
    <meta:user-defined meta:name="Info 1"/>
    <meta:user-defined meta:name="Info 2"/>
    <meta:user-defined meta:name="Info 3"/>
    <meta:user-defined meta:name="Info 4"/>
  </office:meta>
</office:document-meta>
</file>